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artan 6" table:style-name="ta1">
        <table:shapes>
          <draw:frame draw:z-index="0" draw:style-name="gr1" draw:text-style-name="P1" svg:width="160.03mm" svg:height="90.06mm" svg:x="83.86mm" svg:y="2.01mm">
            <loext:p draw:notify-on-update-of-ranges="'Spartan 6'.A1:'Spartan 6'.A1 'Spartan 6'.A2:'Spartan 6'.A7 'Spartan 6'.B1:'Spartan 6'.B1 'Spartan 6'.B2:'Spartan 6'.B7 'Spartan 6'.C1:'Spartan 6'.C1 'Spartan 6'.C2:'Spartan 6'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LUT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74" calcext:value-type="float">
            <text:p>17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58" calcext:value-type="float">
            <text:p>15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136" calcext:value-type="float">
            <text:p>13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formula="of:=[.B8]-SUM([.B2:.B6])" office:value-type="float" office:value="49" calcext:value-type="float">
            <text:p>49</text:p>
          </table:table-cell>
          <table:table-cell table:formula="of:=[.C8]-SUM([.C2:.C6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10" calcext:value-type="float">
            <text:p>810</text:p>
          </table:table-cell>
          <table:table-cell office:value-type="float" office:value="1043" calcext:value-type="float">
            <text:p>1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7:45:00.986751167</meta:creation-date>
    <dc:date>2018-06-12T07:53:06.147694832</dc:date>
    <meta:editing-duration>PT8M5S</meta:editing-duration>
    <meta:editing-cycles>1</meta:editing-cycles>
    <meta:document-statistic meta:table-count="1" meta:cell-count="2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legend chart:legend-position="end" svg:x="14.607cm" svg:y="3.951cm" style:legend-expansion="high" chart:style-name="ch2"/>
        <chart:plot-area chart:style-name="ch3" table:cell-range-address="'Spartan 6'.A1:'Spartan 6'.C7" chart:data-source-has-labels="both" svg:x="0.32cm" svg:y="0.18cm" svg:width="13.967cm" svg:height="8.647cm">
          <chartooo:coordinate-region svg:x="1.132cm" svg:y="0.381cm" svg:width="13.155cm" svg:height="7.795cm"/>
          <chart:axis chart:dimension="x" chart:name="primary-x" chart:style-name="ch4" chartooo:axis-type="auto">
            <chartooo:date-scale/>
            <chart:categories table:cell-range-address="'Spartan 6'.A2:'Spartan 6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artan 6'.B2:'Spartan 6'.B7" chart:label-cell-address="'Spartan 6'.B1:'Spartan 6'.B1" chart:class="chart:bar">
            <chart:data-point chart:repeated="6"/>
          </chart:series>
          <chart:series chart:style-name="ch8" chart:values-cell-range-address="'Spartan 6'.C2:'Spartan 6'.C7" chart:label-cell-address="'Spartan 6'.C1:'Spartan 6'.C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</text:p>
                <draw:g>
                  <svg:desc>'Spartan 6'.B1:'Spartan 6'.B1</svg:desc>
                </draw:g>
              </table:table-cell>
              <table:table-cell office:value-type="string">
                <text:p>LUT</text:p>
                <draw:g>
                  <svg:desc>'Spartan 6'.C1:'Spartan 6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</text:p>
                <draw:g>
                  <svg:desc>'Spartan 6'.A2:'Spartan 6'.A7</svg:desc>
                </draw:g>
              </table:table-cell>
              <table:table-cell office:value-type="float" office:value="86">
                <text:p>86</text:p>
                <draw:g>
                  <svg:desc>'Spartan 6'.B2:'Spartan 6'.B7</svg:desc>
                </draw:g>
              </table:table-cell>
              <table:table-cell office:value-type="float" office:value="82">
                <text:p>82</text:p>
                <draw:g>
                  <svg:desc>'Spartan 6'.C2:'Spartan 6'.C7</svg:desc>
                </draw:g>
              </table:table-cell>
            </table:table-row>
            <table:table-row>
              <table:table-cell office:value-type="string">
                <text:p>EG</text:p>
              </table:table-cell>
              <table:table-cell office:value-type="float" office:value="174">
                <text:p>17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MMR</text:p>
              </table:table-cell>
              <table:table-cell office:value-type="float" office:value="207">
                <text:p>20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OP</text:p>
              </table:table-cell>
              <table:table-cell office:value-type="float" office:value="158">
                <text:p>15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PG</text:p>
              </table:table-cell>
              <table:table-cell office:value-type="float" office:value="136">
                <text:p>13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